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E000000D0B3F825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cff3345-7fff-87f9-45ef-7f67dd88ef83"/><draw:frame draw:style-name="fr1" draw:name="Image1" text:anchor-type="as-char" svg:width="5.4374in" svg:height="1.7291in" draw:z-index="0"><draw:image xlink:href="Pictures/100000010000028E000000D0B3F825D7.png" xlink:type="simple" xlink:show="embed" xlink:actuate="onLoad" draw:mime-type="image/png"/><svg:title>A close-up of a logoAI-generated content may be incorrect.</svg:title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1:55:50.494007918</meta:creation-date>
    <dc:date>2026-04-14T11:56:24.227205525</dc:date>
    <meta:editing-duration>PT34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24.2.7.2$Linux_X86_64 LibreOffice_project/420$Build-2</meta:generator>
  </office:meta>
</office:document-meta>
</file>